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03e" officeooo:paragraph-rsid="000c803e"/>
    </style:style>
    <style:style style:name="P2" style:family="paragraph" style:parent-style-name="Standard">
      <style:text-properties officeooo:rsid="000d436a" officeooo:paragraph-rsid="000d436a"/>
    </style:style>
    <style:style style:name="P3" style:family="paragraph" style:parent-style-name="Standard">
      <style:text-properties officeooo:rsid="000da18a" officeooo:paragraph-rsid="000da18a"/>
    </style:style>
    <style:style style:name="P4" style:family="paragraph" style:parent-style-name="Standard">
      <style:text-properties officeooo:rsid="000ecf77" officeooo:paragraph-rsid="000ecf77"/>
    </style:style>
    <style:style style:name="P5" style:family="paragraph" style:parent-style-name="Standard">
      <style:text-properties officeooo:rsid="000ecf77" officeooo:paragraph-rsid="000fbc1c"/>
    </style:style>
    <style:style style:name="P6" style:family="paragraph" style:parent-style-name="Standard">
      <style:text-properties officeooo:rsid="000fbc1c" officeooo:paragraph-rsid="000fbc1c"/>
    </style:style>
    <style:style style:name="P7" style:family="paragraph" style:parent-style-name="Standard" style:list-style-name="L1">
      <style:text-properties officeooo:rsid="000c803e" officeooo:paragraph-rsid="000c803e"/>
    </style:style>
    <style:style style:name="T1" style:family="text">
      <style:text-properties officeooo:rsid="000d436a"/>
    </style:style>
    <style:style style:name="T2" style:family="text">
      <style:text-properties officeooo:rsid="000e7968"/>
    </style:style>
    <style:style style:name="T3" style:family="text">
      <style:text-properties officeooo:rsid="000fbc1c"/>
    </style:style>
    <style:style style:name="T4" style:family="text">
      <style:text-properties officeooo:rsid="0011980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Home Booking: requisiti rivisti</text:p>
      <text:p text:style-name="P1"/>
      <text:p text:style-name="P1">Scaletta:</text:p>
      <text:list xml:id="list1174803430" text:style-name="L1">
        <text:list-item>
          <text:p text:style-name="P7">Requisiti rivisti: <text:span text:style-name="T4">OK</text:span></text:p>
        </text:list-item>
        <text:list-item>
          <text:p text:style-name="P7">Raggruppamento frasi</text:p>
        </text:list-item>
        <text:list-item>
          <text:p text:style-name="P7">Specifiche operazioni</text:p>
        </text:list-item>
      </text:list>
      <text:p text:style-name="P1"/>
      <text:p text:style-name="P1">Si vuole realizzare una base di dati per un servizio che permette di affittare e prenotare</text:p>
      <text:p text:style-name="P1">alloggi di vario tipo ad esempio interi appartamenti, stanze private (camera privata e spazi</text:p>
      <text:p text:style-name="P1">comuni) e stanze condivise (spazio in comune e camera condivisa). (CHI<text:span text:style-name="T1">A</text:span>RIRE bene il significato delle parentesi).</text:p>
      <text:p text:style-name="P1"/>
      <text:p text:style-name="P1">Degli utenti del servizio rappresentiamo indirizzo email, password, nome, cognome,</text:p>
      <text:p text:style-name="P1">numero/i di telefono, metodo di pagamento (ci interessa il fatto che sia obbligatorio per prenotare??), eventuale foto delle carta d’identità (è legale memorizzarla? In caso affermativo rappresentiamo tramite la sua presenta/assenza il fatto che l’utente sia verificato), tipo (ospite, host, superhost) <text:span text:style-name="T1">ed eventuale badge (dipende funzionalmente da tipo).</text:span></text:p>
      <text:p text:style-name="P2">(Un utente può registrarsi subito come superhost??? Sembrerebbe di no, ma l’inoltre è ambiguo)</text:p>
      <text:p text:style-name="P1"><text:span text:style-name="T1">Un</text:span> “host” <text:span text:style-name="T1">può</text:span> diventare “superhost” se soddisfa i seguenti requisiti: </text:p>
      <text:p text:style-name="P1"><text:tab/>●Dev<text:span text:style-name="T1">e</text:span> aver completato almeno 10 soggiorni, per un totale di almeno 100 notti.</text:p>
      <text:p text:style-name="P1"><text:tab/>●Dev<text:span text:style-name="T1">e</text:span> aver conservato un tasso di cancellazione dell'1% (una cancellazione ogni</text:p>
      <text:p text:style-name="P1"><text:tab/>100 prenotazioni) massimo. <text:span text:style-name="T1">(Semplificare???)</text:span></text:p>
      <text:p text:style-name="P1"><text:tab/>● Dev<text:span text:style-name="T1">e</text:span> aver mantenuto una valutazione complessiva di 4,8 considerando tutti i</text:p>
      <text:p text:style-name="P1">soggiorni in tutte le case di <text:span text:style-name="T1">sua</text:span> proprietà <text:span text:style-name="T1">(Media di tutte le valutazioni ricevute??)</text:span></text:p>
      <text:p text:style-name="P1"/>
      <text:p text:style-name="P3">Degli alloggi prenotabili rappresentiamo nome, indirizzo, una descrizione, il prezzo per</text:p>
      <text:p text:style-name="P3">notte per persona e <text:span text:style-name="T2">comprensivo di (è davvero così?)</text:span> costi di pulizia, delle foto dell’alloggio, i servizi inclusi (ad esempio, cucina, wi-fi, lavatrice, ecc.), numero di letti, orario di check-in, orario di check-out, host proprietario, il rating medio ed il numero di recensioni.</text:p>
      <text:p text:style-name="P3"/>
      <text:p text:style-name="P3">Gli utenti possono aggiungere alcune case tra i preferiti. Gli utenti possono avere diverse</text:p>
      <text:p text:style-name="P3">liste, ad esempio in base al viaggio che vogliono compiere <text:span text:style-name="T2">(vedere bene come funziona l’associazione con il viaggio).</text:span></text:p>
      <text:p text:style-name="P3"/>
      <text:p text:style-name="P3">Gli utenti possono prenotare degli alloggi di qualsiasi tipo.</text:p>
      <text:p text:style-name="P4">Delle prenotazione effettuate dagli utenti rappresentiamo data d’inizio, data di fine, <text:span text:style-name="T3">numero di ospitivi, eventuali nomi degli ospiti (qualora siano utenti del servizio) ed il costo totale.</text:span></text:p>
      <text:p text:style-name="P5">La prenotazione deve essere confermata o rifiutata dall’host: se confermata viene eseguito il pagamento. </text:p>
      <text:p text:style-name="P5">Inoltre, la prenotazione può essere cancellata sia dall’ospite che dall’host.</text:p>
      <text:p text:style-name="P5"/>
      <text:p text:style-name="P5"/>
      <text:p text:style-name="P5">Al termine del soggiorno, gli ospiti e gli host si possono valutare a vicenda. </text:p>
      <text:p text:style-name="P5"><text:span text:style-name="T3">Dell</text:span>a recensione fatta dagli ospiti <text:span text:style-name="T3">rappresentiamo</text:span> due testi (uno per l’appartamento e uno per l’host) e una serie di punteggi in una scala da 1 a 5 su dimensioni come pulizia, comunicazione, posizione, qualità/prezzo.</text:p>
      <text:p text:style-name="P6">Della recensione dell’ host rappresentiamo solo un commento testuale.</text:p>
      <text:p text:style-name="P6">Le recensioni possono essere visibili o non visibili. </text:p>
      <text:p text:style-name="P6">Esse diventano visibili in due casi:</text:p>
      <text:p text:style-name="P6">-host ed ospiti hanno fatto le rispettive recensioni </text:p>
      <text:p text:style-name="P6">-oppure se l’host non ha fatto la propria recensione, quella degli ospiti diventa visibile dopo 7 giorni dalla fine del soggiorno.</text:p>
      <text:p text:style-name="P6"><text:soft-page-break/>-oppure se gli ospiti non hanno fatto la propria recensione, quella dell’host diventa visibile dopo 7 giorni dalla fine del soggiorno. </text:p>
      <text:p text:style-name="P6"/>
      <text:p text:style-name="P6">Gli host e gli ospiti possono commentare più volte le review in cui sono coinvolti, creando un thread di discussione.</text:p>
      <text:p text:style-name="P6">Le recensioni sono visibili sui profili degli utenti suddivise in base a quelle ricevute come</text:p>
      <text:p text:style-name="P6">ospite e come hos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08:47:19.075784828</meta:creation-date>
    <dc:date>2022-04-14T10:29:27.175596762</dc:date>
    <meta:editing-duration>PT1M29S</meta:editing-duration>
    <meta:editing-cycles>2</meta:editing-cycles>
    <meta:generator>LibreOffice/7.2.5.2$Linux_X86_64 LibreOffice_project/20$Build-2</meta:generator>
    <meta:document-statistic meta:table-count="0" meta:image-count="0" meta:object-count="0" meta:page-count="2" meta:paragraph-count="36" meta:word-count="504" meta:character-count="3393" meta:non-whitespace-character-count="2918"/>
  </office:meta>
</office:document-meta>
</file>